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f7a" officeooo:paragraph-rsid="001b2f7a"/>
    </style:style>
    <style:style style:name="P2" style:family="paragraph" style:parent-style-name="Standard">
      <style:text-properties style:text-underline-style="solid" style:text-underline-width="auto" style:text-underline-color="font-color" officeooo:rsid="001b2f7a" officeooo:paragraph-rsid="001bfbdf"/>
    </style:style>
    <style:style style:name="P3" style:family="paragraph" style:parent-style-name="Standard">
      <style:text-properties officeooo:rsid="001d4326" officeooo:paragraph-rsid="001d4326"/>
    </style:style>
    <style:style style:name="P4" style:family="paragraph" style:parent-style-name="Standard">
      <style:text-properties officeooo:rsid="001e198f" officeooo:paragraph-rsid="001e198f"/>
    </style:style>
    <style:style style:name="P5" style:family="paragraph" style:parent-style-name="Standard">
      <style:text-properties officeooo:rsid="001f814d" officeooo:paragraph-rsid="0023a63c"/>
    </style:style>
    <style:style style:name="P6" style:family="paragraph" style:parent-style-name="Standard">
      <style:text-properties officeooo:rsid="0021736f" officeooo:paragraph-rsid="0021736f"/>
    </style:style>
    <style:style style:name="P7" style:family="paragraph" style:parent-style-name="Standard">
      <style:text-properties officeooo:rsid="0021736f" officeooo:paragraph-rsid="0024cd03"/>
    </style:style>
    <style:style style:name="P8" style:family="paragraph" style:parent-style-name="Standard" style:list-style-name="L1">
      <style:text-properties officeooo:rsid="001b2f7a" officeooo:paragraph-rsid="001b2f7a"/>
    </style:style>
    <style:style style:name="P9" style:family="paragraph" style:parent-style-name="Standard" style:list-style-name="L1">
      <style:text-properties officeooo:rsid="001bfbdf" officeooo:paragraph-rsid="001b2f7a"/>
    </style:style>
    <style:style style:name="P10" style:family="paragraph" style:parent-style-name="Standard" style:list-style-name="L1">
      <style:text-properties officeooo:rsid="001bfbdf" officeooo:paragraph-rsid="001e198f"/>
    </style:style>
    <style:style style:name="P11" style:family="paragraph" style:parent-style-name="Standard" style:list-style-name="L1">
      <style:text-properties officeooo:rsid="001bfbdf" officeooo:paragraph-rsid="001d4326"/>
    </style:style>
    <style:style style:name="P12" style:family="paragraph" style:parent-style-name="Standard" style:list-style-name="L1">
      <style:text-properties officeooo:rsid="001d4326" officeooo:paragraph-rsid="001d4326"/>
    </style:style>
    <style:style style:name="P13" style:family="paragraph" style:parent-style-name="Standard" style:list-style-name="L1">
      <style:text-properties officeooo:rsid="0023a63c" officeooo:paragraph-rsid="0023a63c"/>
    </style:style>
    <style:style style:name="P14" style:family="paragraph" style:parent-style-name="Standard" style:list-style-name="L1">
      <style:text-properties officeooo:rsid="0021736f" officeooo:paragraph-rsid="0021736f"/>
    </style:style>
    <style:style style:name="P15" style:family="paragraph" style:parent-style-name="Standard" style:list-style-name="L1">
      <style:text-properties officeooo:rsid="0024cd03" officeooo:paragraph-rsid="0024cd03"/>
    </style:style>
    <style:style style:name="P16" style:family="paragraph" style:parent-style-name="Standard" style:list-style-name="L1">
      <style:text-properties officeooo:rsid="002219d9" officeooo:paragraph-rsid="002219d9"/>
    </style:style>
    <style:style style:name="P17" style:family="paragraph" style:parent-style-name="Standard">
      <style:text-properties officeooo:rsid="0024ff42" officeooo:paragraph-rsid="0024ff42"/>
    </style:style>
    <style:style style:name="P18" style:family="paragraph" style:parent-style-name="Standard" style:list-style-name="L2">
      <style:text-properties officeooo:rsid="0024ff42" officeooo:paragraph-rsid="0024ff42"/>
    </style:style>
    <style:style style:name="P19" style:family="paragraph" style:parent-style-name="Standard">
      <style:text-properties style:text-underline-style="solid" style:text-underline-width="auto" style:text-underline-color="font-color" officeooo:rsid="0024ff42" officeooo:paragraph-rsid="0024ff42"/>
    </style:style>
    <style:style style:name="P20" style:family="paragraph" style:parent-style-name="Standard" style:list-style-name="L2">
      <style:text-properties fo:font-weight="bold" officeooo:rsid="0024ff42" officeooo:paragraph-rsid="0024ff42" style:font-weight-asian="bold" style:font-weight-complex="bold"/>
    </style:style>
    <style:style style:name="P21" style:family="paragraph" style:parent-style-name="Standard" style:list-style-name="L2">
      <style:text-properties fo:font-weight="bold" officeooo:rsid="0024ff42" officeooo:paragraph-rsid="00258bc6" style:font-weight-asian="bold" style:font-weight-complex="bold"/>
    </style:style>
    <style:style style:name="T1" style:family="text">
      <style:text-properties officeooo:rsid="001bfbdf"/>
    </style:style>
    <style:style style:name="T2" style:family="text">
      <style:text-properties officeooo:rsid="001d4326"/>
    </style:style>
    <style:style style:name="T3" style:family="text">
      <style:text-properties officeooo:rsid="001f81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8bc6" style:font-weight-asian="normal" style:font-weight-complex="normal"/>
    </style:style>
    <style:style style:name="T7" style:family="text">
      <style:text-properties fo:font-weight="normal" officeooo:rsid="002596b5" style:font-weight-asian="normal" style:font-weight-complex="normal"/>
    </style:style>
    <style:style style:name="T8" style:family="text">
      <style:text-properties fo:font-weight="normal" officeooo:rsid="00289304" style:font-weight-asian="normal" style:font-weight-complex="normal"/>
    </style:style>
    <style:style style:name="T9" style:family="text">
      <style:text-properties fo:font-weight="normal" officeooo:rsid="0029e4c1" style:font-weight-asian="normal" style:font-weight-complex="normal"/>
    </style:style>
    <style:style style:name="T10" style:family="text">
      <style:text-properties officeooo:rsid="002596b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596b5" style:font-style-asian="italic" style:font-style-complex="italic"/>
    </style:style>
    <style:style style:name="T13" style:family="text">
      <style:text-properties fo:font-style="italic" fo:font-weight="normal" officeooo:rsid="002596b5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89304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rel Kostyk, tck290, 11216033</text:p>
      <text:p text:style-name="P1">CME 435 – Lab 4</text:p>
      <text:p text:style-name="P1"/>
      <text:p text:style-name="P2">Packet DeMultiplexer (PDM) <text:span text:style-name="T1">features that require verification</text:span></text:p>
      <text:p text:style-name="P1"/>
      <text:list xml:id="list700198750" text:style-name="L1">
        <text:list-item>
          <text:p text:style-name="P9">BND_PLSE must be asserted (high) coincident (at the same time) as the first packet byte.</text:p>
        </text:list-item>
      </text:list>
      <text:p text:style-name="P1"/>
      <text:list xml:id="list155638763526375" text:continue-numbering="true" text:style-name="L1">
        <text:list-item>
          <text:p text:style-name="P10">BND_PLSE must be asserted (high) coincident (at the same time) as the last packet byte.</text:p>
        </text:list-item>
      </text:list>
      <text:p text:style-name="P4"/>
      <text:list xml:id="list155639109737632" text:continue-numbering="true" text:style-name="L1">
        <text:list-item>
          <text:p text:style-name="P11">Upon the assertion of reset (low), <text:span text:style-name="T2">all outputs must be driven low</text:span></text:p>
          <text:list>
            <text:list-item>
              <text:p text:style-name="P12">ACK</text:p>
            </text:list-item>
            <text:list-item>
              <text:p text:style-name="P12">NEWDATA_<text:span text:style-name="T3">LEN</text:span>_x</text:p>
            </text:list-item>
            <text:list-item>
              <text:p text:style-name="P12">DATA_OUT_x</text:p>
            </text:list-item>
          </text:list>
        </text:list-item>
      </text:list>
      <text:p text:style-name="P3"/>
      <text:list xml:id="list155639792809454" text:continue-numbering="true" text:style-name="L1">
        <text:list-item>
          <text:p text:style-name="P13">Within 1-4 cycles of the packet-terminating assertion of BND_PLSE on the input interface, the packet payload size (which excludes the destination port byte) shall be asserted for a single cycle on the NEWDATA_LEN_x bus.</text:p>
        </text:list-item>
      </text:list>
      <text:p text:style-name="P5"/>
      <text:list xml:id="list155640225184418" text:continue-numbering="true" text:style-name="L1">
        <text:list-item>
          <text:p text:style-name="P15">On the next cycle after the PROCEED_x assertion, the PDM shall drive all packet payload bytes on the DATA_OUT_x bus without interruption and in the order received on the input interface until all payload bytes have been driven.</text:p>
        </text:list-item>
      </text:list>
      <text:p text:style-name="P7"/>
      <text:list xml:id="list155639160405150" text:continue-numbering="true" text:style-name="L1">
        <text:list-item>
          <text:p text:style-name="P14">The first byte of each packet received on the input interface, which indicates the destination output port, is stripped off before the packet is forwarded to the appropriate output interface.</text:p>
        </text:list-item>
      </text:list>
      <text:p text:style-name="P6"/>
      <text:list xml:id="list155638714567720" text:continue-numbering="true" text:style-name="L1">
        <text:list-item>
          <text:p text:style-name="P16"><text:span text:style-name="T10">A</text:span>CK shall be asserted for a single cycle within 1-4 cycles of the packet-terminating assertion of BND_PLSE. </text:p>
          <text:p text:style-name="P8"/>
        </text:list-item>
      </text:list>
      <text:p text:style-name="P1"/>
      <text:p text:style-name="P19">Testcases</text:p>
      <text:p text:style-name="P17"/>
      <text:list xml:id="list1885551684" text:style-name="L2">
        <text:list-item>
          <text:p text:style-name="P18"><text:span text:style-name="T4">testbench_sanity_check:</text:span><text:span text:style-name="T5"> </text:span><text:span text:style-name="T6">Confirms general operation </text:span><text:span text:style-name="T13">(features 4, 5, 6, 7)</text:span></text:p>
        </text:list-item>
      </text:list>
      <text:p text:style-name="P17"/>
      <text:list xml:id="list155639686434975" text:continue-numbering="true" text:style-name="L2">
        <text:list-item>
          <text:p text:style-name="P20">testbench_buffer_overflow:<text:span text:style-name="T5"> </text:span><text:span text:style-name="T6">Confirms that repeatedly sending large and small payloads on the same output port doesn’t break the PDM</text:span></text:p>
        </text:list-item>
      </text:list>
      <text:p text:style-name="P17"/>
      <text:list xml:id="list155638702116405" text:continue-numbering="true" text:style-name="L2">
        <text:list-item>
          <text:p text:style-name="P18"><text:span text:style-name="T4">testbench_BND_PLSE_coincidence:</text:span> Confirms <text:span text:style-name="T10">BND PLSE coincidence with first and last payload bytes </text:span><text:span text:style-name="T12">(</text:span><text:span text:style-name="T11">features 1 &amp; 2</text:span><text:span text:style-name="T12">)</text:span></text:p>
        </text:list-item>
      </text:list>
      <text:p text:style-name="P17"/>
      <text:list xml:id="list155638916274556" text:continue-numbering="true" text:style-name="L2">
        <text:list-item>
          <text:p text:style-name="P20">testbench_MAX_payload:<text:span text:style-name="T5"> </text:span><text:span text:style-name="T6">Confirms that the max payload size (16 bytes) works even after continuous sending</text:span></text:p>
        </text:list-item>
      </text:list>
      <text:p text:style-name="P17"/>
      <text:list xml:id="list155639949042210" text:continue-numbering="true" text:style-name="L2">
        <text:list-item>
          <text:p text:style-name="P21">testbench_MIN_payload:<text:span text:style-name="T5"> </text:span><text:span text:style-name="T6">Confirms that the </text:span><text:span text:style-name="T9">min</text:span><text:span text:style-name="T6"> payload size (</text:span><text:span text:style-name="T9">4</text:span><text:span text:style-name="T6"> bytes) works even after continuous sending</text:span></text:p>
        </text:list-item>
      </text:list>
      <text:p text:style-name="P17"/>
      <text:list xml:id="list155639214721326" text:continue-numbering="true" text:style-name="L2">
        <text:list-item>
          <text:p text:style-name="P18"><text:span text:style-name="T4">testbench_reset:</text:span><text:span text:style-name="T5"> </text:span><text:span text:style-name="T6">Confirms </text:span><text:span text:style-name="T8">that </text:span><text:span text:style-name="T6">ACK, NEWDATA_LEN_x, and DATA_OUT_x are cleared on reset </text:span><text:span text:style-name="T14">(feature 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16:29.685172176</meta:creation-date>
    <dc:date>2019-11-16T15:56:33.076132193</dc:date>
    <meta:editing-duration>PT2H48M31S</meta:editing-duration>
    <meta:editing-cycles>11</meta:editing-cycles>
    <meta:generator>LibreOffice/5.3.6.1$Linux_X86_64 LibreOffice_project/30$Build-1</meta:generator>
    <meta:document-statistic meta:table-count="0" meta:image-count="0" meta:object-count="0" meta:page-count="1" meta:paragraph-count="20" meta:word-count="279" meta:character-count="1777" meta:non-whitespace-character-count="1532"/>
  </office:meta>
</office:document-meta>
</file>